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90.98mm" svg:y="22.78mm">
            <loext:p draw:notify-on-update-of-ranges="option_roi_result.B1:option_roi_result.B1 option_roi_result.B2:option_roi_result.B1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1.79mm" svg:y="117.34mm">
            <loext:p draw:notify-on-update-of-ranges="option_roi_result.C1:option_roi_result.C1 option_roi_result.C2:option_roi_result.C1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4/1/6</text:p>
          </table:table-cell>
          <table:table-cell table:number-columns-repeated="2" office:value-type="float" office:value="-3.17074" calcext:value-type="float">
            <text:p>-3.17074</text:p>
          </table:table-cell>
        </table:table-row>
        <table:table-row table:style-name="ro1">
          <table:table-cell office:value-type="string" calcext:value-type="string">
            <text:p>2014/1/7</text:p>
          </table:table-cell>
          <table:table-cell table:number-columns-repeated="2" office:value-type="float" office:value="-6.34126" calcext:value-type="float">
            <text:p>-6.34126</text:p>
          </table:table-cell>
        </table:table-row>
        <table:table-row table:style-name="ro1">
          <table:table-cell office:value-type="string" calcext:value-type="string">
            <text:p>2014/1/8</text:p>
          </table:table-cell>
          <table:table-cell table:number-columns-repeated="2" office:value-type="float" office:value="-9.51234" calcext:value-type="float">
            <text:p>-9.51234</text:p>
          </table:table-cell>
        </table:table-row>
        <table:table-row table:style-name="ro1">
          <table:table-cell office:value-type="string" calcext:value-type="string">
            <text:p>2014/1/10</text:p>
          </table:table-cell>
          <table:table-cell table:number-columns-repeated="2" office:value-type="float" office:value="-12.68284" calcext:value-type="float">
            <text:p>-12.68284</text:p>
          </table:table-cell>
        </table:table-row>
        <table:table-row table:style-name="ro1">
          <table:table-cell office:value-type="string" calcext:value-type="string">
            <text:p>2014/1/13</text:p>
          </table:table-cell>
          <table:table-cell table:number-columns-repeated="2" office:value-type="float" office:value="-15.85476" calcext:value-type="float">
            <text:p>-15.85476</text:p>
          </table:table-cell>
        </table:table-row>
        <table:table-row table:style-name="ro1">
          <table:table-cell office:value-type="string" calcext:value-type="string">
            <text:p>2014/1/15</text:p>
          </table:table-cell>
          <table:table-cell table:number-columns-repeated="2" office:value-type="float" office:value="-19.02612" calcext:value-type="float">
            <text:p>-19.02612</text:p>
          </table:table-cell>
        </table:table-row>
        <table:table-row table:style-name="ro1">
          <table:table-cell office:value-type="string" calcext:value-type="string">
            <text:p>2014/1/24</text:p>
          </table:table-cell>
          <table:table-cell table:number-columns-repeated="2" office:value-type="float" office:value="-22.19756" calcext:value-type="float">
            <text:p>-22.19756</text:p>
          </table:table-cell>
        </table:table-row>
        <table:table-row table:style-name="ro1">
          <table:table-cell office:value-type="string" calcext:value-type="string">
            <text:p>2014/1/27</text:p>
          </table:table-cell>
          <table:table-cell table:number-columns-repeated="2" office:value-type="float" office:value="-25.36772" calcext:value-type="float">
            <text:p>-25.36772</text:p>
          </table:table-cell>
        </table:table-row>
        <table:table-row table:style-name="ro1">
          <table:table-cell office:value-type="string" calcext:value-type="string">
            <text:p>2014/2/5</text:p>
          </table:table-cell>
          <table:table-cell office:value-type="float" office:value="-28.5338" calcext:value-type="float">
            <text:p>-28.5338</text:p>
          </table:table-cell>
          <table:table-cell office:value-type="float" office:value="53.46784" calcext:value-type="float">
            <text:p>53.46784</text:p>
          </table:table-cell>
        </table:table-row>
        <table:table-row table:style-name="ro1">
          <table:table-cell office:value-type="string" calcext:value-type="string">
            <text:p>2014/2/6</text:p>
          </table:table-cell>
          <table:table-cell office:value-type="float" office:value="-31.6994" calcext:value-type="float">
            <text:p>-31.6994</text:p>
          </table:table-cell>
          <table:table-cell office:value-type="float" office:value="50.30224" calcext:value-type="float">
            <text:p>50.30224</text:p>
          </table:table-cell>
        </table:table-row>
        <table:table-row table:style-name="ro1">
          <table:table-cell office:value-type="string" calcext:value-type="string">
            <text:p>2014/2/7</text:p>
          </table:table-cell>
          <table:table-cell office:value-type="float" office:value="-34.8659" calcext:value-type="float">
            <text:p>-34.8659</text:p>
          </table:table-cell>
          <table:table-cell office:value-type="float" office:value="47.13574" calcext:value-type="float">
            <text:p>47.13574</text:p>
          </table:table-cell>
        </table:table-row>
        <table:table-row table:style-name="ro1">
          <table:table-cell office:value-type="string" calcext:value-type="string">
            <text:p>2014/2/10</text:p>
          </table:table-cell>
          <table:table-cell office:value-type="float" office:value="-38.03336" calcext:value-type="float">
            <text:p>-38.03336</text:p>
          </table:table-cell>
          <table:table-cell office:value-type="float" office:value="43.96828" calcext:value-type="float">
            <text:p>43.96828</text:p>
          </table:table-cell>
        </table:table-row>
        <table:table-row table:style-name="ro1">
          <table:table-cell office:value-type="string" calcext:value-type="string">
            <text:p>2014/2/11</text:p>
          </table:table-cell>
          <table:table-cell office:value-type="float" office:value="-41.2004" calcext:value-type="float">
            <text:p>-41.2004</text:p>
          </table:table-cell>
          <table:table-cell office:value-type="float" office:value="40.80124" calcext:value-type="float">
            <text:p>40.80124</text:p>
          </table:table-cell>
        </table:table-row>
        <table:table-row table:style-name="ro1">
          <table:table-cell office:value-type="string" calcext:value-type="string">
            <text:p>2014/2/12</text:p>
          </table:table-cell>
          <table:table-cell office:value-type="float" office:value="-44.3693" calcext:value-type="float">
            <text:p>-44.3693</text:p>
          </table:table-cell>
          <table:table-cell office:value-type="float" office:value="37.63234" calcext:value-type="float">
            <text:p>37.63234</text:p>
          </table:table-cell>
        </table:table-row>
        <table:table-row table:style-name="ro1">
          <table:table-cell office:value-type="string" calcext:value-type="string">
            <text:p>2014/2/14</text:p>
          </table:table-cell>
          <table:table-cell office:value-type="float" office:value="-47.53926" calcext:value-type="float">
            <text:p>-47.53926</text:p>
          </table:table-cell>
          <table:table-cell office:value-type="float" office:value="34.46238" calcext:value-type="float">
            <text:p>34.46238</text:p>
          </table:table-cell>
        </table:table-row>
        <table:table-row table:style-name="ro1">
          <table:table-cell office:value-type="string" calcext:value-type="string">
            <text:p>2014/2/20</text:p>
          </table:table-cell>
          <table:table-cell office:value-type="float" office:value="-50.7099" calcext:value-type="float">
            <text:p>-50.7099</text:p>
          </table:table-cell>
          <table:table-cell office:value-type="float" office:value="31.29174" calcext:value-type="float">
            <text:p>31.29174</text:p>
          </table:table-cell>
        </table:table-row>
        <table:table-row table:style-name="ro1">
          <table:table-cell office:value-type="string" calcext:value-type="string">
            <text:p>2014/2/21</text:p>
          </table:table-cell>
          <table:table-cell office:value-type="float" office:value="-18.71056" calcext:value-type="float">
            <text:p>-18.71056</text:p>
          </table:table-cell>
          <table:table-cell office:value-type="float" office:value="63.29108" calcext:value-type="float">
            <text:p>63.29108</text:p>
          </table:table-cell>
        </table:table-row>
        <table:table-row table:style-name="ro1">
          <table:table-cell office:value-type="string" calcext:value-type="string">
            <text:p>2014/2/24</text:p>
          </table:table-cell>
          <table:table-cell office:value-type="float" office:value="-21.88234" calcext:value-type="float">
            <text:p>-21.88234</text:p>
          </table:table-cell>
          <table:table-cell office:value-type="float" office:value="60.1193" calcext:value-type="float">
            <text:p>60.1193</text:p>
          </table:table-cell>
        </table:table-row>
        <table:table-row table:style-name="ro1">
          <table:table-cell office:value-type="string" calcext:value-type="string">
            <text:p>2014/2/25</text:p>
          </table:table-cell>
          <table:table-cell office:value-type="float" office:value="-25.05444" calcext:value-type="float">
            <text:p>-25.05444</text:p>
          </table:table-cell>
          <table:table-cell office:value-type="float" office:value="56.9472" calcext:value-type="float">
            <text:p>56.9472</text:p>
          </table:table-cell>
        </table:table-row>
        <table:table-row table:style-name="ro1">
          <table:table-cell office:value-type="string" calcext:value-type="string">
            <text:p>2014/3/4</text:p>
          </table:table-cell>
          <table:table-cell office:value-type="float" office:value="-28.22568" calcext:value-type="float">
            <text:p>-28.22568</text:p>
          </table:table-cell>
          <table:table-cell office:value-type="float" office:value="53.77596" calcext:value-type="float">
            <text:p>53.77596</text:p>
          </table:table-cell>
        </table:table-row>
        <table:table-row table:style-name="ro1">
          <table:table-cell office:value-type="string" calcext:value-type="string">
            <text:p>2014/3/5</text:p>
          </table:table-cell>
          <table:table-cell office:value-type="float" office:value="-31.39844" calcext:value-type="float">
            <text:p>-31.39844</text:p>
          </table:table-cell>
          <table:table-cell office:value-type="float" office:value="50.6032" calcext:value-type="float">
            <text:p>50.6032</text:p>
          </table:table-cell>
        </table:table-row>
        <table:table-row table:style-name="ro1">
          <table:table-cell office:value-type="string" calcext:value-type="string">
            <text:p>2014/3/11</text:p>
          </table:table-cell>
          <table:table-cell office:value-type="float" office:value="-34.57228" calcext:value-type="float">
            <text:p>-34.57228</text:p>
          </table:table-cell>
          <table:table-cell office:value-type="float" office:value="47.42936" calcext:value-type="float">
            <text:p>47.42936</text:p>
          </table:table-cell>
        </table:table-row>
        <table:table-row table:style-name="ro1">
          <table:table-cell office:value-type="string" calcext:value-type="string">
            <text:p>2014/3/13</text:p>
          </table:table-cell>
          <table:table-cell office:value-type="float" office:value="-37.74636" calcext:value-type="float">
            <text:p>-37.74636</text:p>
          </table:table-cell>
          <table:table-cell office:value-type="float" office:value="44.25528" calcext:value-type="float">
            <text:p>44.25528</text:p>
          </table:table-cell>
        </table:table-row>
        <table:table-row table:style-name="ro1">
          <table:table-cell office:value-type="string" calcext:value-type="string">
            <text:p>2014/3/17</text:p>
          </table:table-cell>
          <table:table-cell office:value-type="float" office:value="-40.92046" calcext:value-type="float">
            <text:p>-40.92046</text:p>
          </table:table-cell>
          <table:table-cell office:value-type="float" office:value="41.08118" calcext:value-type="float">
            <text:p>41.08118</text:p>
          </table:table-cell>
        </table:table-row>
        <table:table-row table:style-name="ro1">
          <table:table-cell office:value-type="string" calcext:value-type="string">
            <text:p>2014/3/18</text:p>
          </table:table-cell>
          <table:table-cell office:value-type="float" office:value="-44.09532" calcext:value-type="float">
            <text:p>-44.09532</text:p>
          </table:table-cell>
          <table:table-cell office:value-type="float" office:value="37.90632" calcext:value-type="float">
            <text:p>37.90632</text:p>
          </table:table-cell>
        </table:table-row>
        <table:table-row table:style-name="ro1">
          <table:table-cell office:value-type="string" calcext:value-type="string">
            <text:p>2014/3/20</text:p>
          </table:table-cell>
          <table:table-cell office:value-type="float" office:value="24.90328" calcext:value-type="float">
            <text:p>24.90328</text:p>
          </table:table-cell>
          <table:table-cell office:value-type="float" office:value="106.90492" calcext:value-type="float">
            <text:p>106.90492</text:p>
          </table:table-cell>
        </table:table-row>
        <table:table-row table:style-name="ro1">
          <table:table-cell office:value-type="string" calcext:value-type="string">
            <text:p>2014/3/21</text:p>
          </table:table-cell>
          <table:table-cell office:value-type="float" office:value="21.73152" calcext:value-type="float">
            <text:p>21.73152</text:p>
          </table:table-cell>
          <table:table-cell office:value-type="float" office:value="103.73316" calcext:value-type="float">
            <text:p>103.73316</text:p>
          </table:table-cell>
        </table:table-row>
        <table:table-row table:style-name="ro1">
          <table:table-cell office:value-type="string" calcext:value-type="string">
            <text:p>2014/3/24</text:p>
          </table:table-cell>
          <table:table-cell office:value-type="float" office:value="18.56048" calcext:value-type="float">
            <text:p>18.56048</text:p>
          </table:table-cell>
          <table:table-cell office:value-type="float" office:value="100.56212" calcext:value-type="float">
            <text:p>100.56212</text:p>
          </table:table-cell>
        </table:table-row>
        <table:table-row table:style-name="ro1">
          <table:table-cell office:value-type="string" calcext:value-type="string">
            <text:p>2014/3/25</text:p>
          </table:table-cell>
          <table:table-cell office:value-type="float" office:value="15.38874" calcext:value-type="float">
            <text:p>15.38874</text:p>
          </table:table-cell>
          <table:table-cell office:value-type="float" office:value="97.39038" calcext:value-type="float">
            <text:p>97.39038</text:p>
          </table:table-cell>
        </table:table-row>
        <table:table-row table:style-name="ro1">
          <table:table-cell office:value-type="string" calcext:value-type="string">
            <text:p>2014/3/26</text:p>
          </table:table-cell>
          <table:table-cell office:value-type="float" office:value="12.21462" calcext:value-type="float">
            <text:p>12.21462</text:p>
          </table:table-cell>
          <table:table-cell office:value-type="float" office:value="94.21626" calcext:value-type="float">
            <text:p>94.21626</text:p>
          </table:table-cell>
        </table:table-row>
        <table:table-row table:style-name="ro1">
          <table:table-cell office:value-type="string" calcext:value-type="string">
            <text:p>2014/4/14</text:p>
          </table:table-cell>
          <table:table-cell office:value-type="float" office:value="9.03726" calcext:value-type="float">
            <text:p>9.03726</text:p>
          </table:table-cell>
          <table:table-cell office:value-type="float" office:value="91.0389" calcext:value-type="float">
            <text:p>91.0389</text:p>
          </table:table-cell>
        </table:table-row>
        <table:table-row table:style-name="ro1">
          <table:table-cell office:value-type="string" calcext:value-type="string">
            <text:p>2014/4/15</text:p>
          </table:table-cell>
          <table:table-cell office:value-type="float" office:value="5.86" calcext:value-type="float">
            <text:p>5.86</text:p>
          </table:table-cell>
          <table:table-cell office:value-type="float" office:value="87.86164" calcext:value-type="float">
            <text:p>87.86164</text:p>
          </table:table-cell>
        </table:table-row>
        <table:table-row table:style-name="ro1">
          <table:table-cell office:value-type="string" calcext:value-type="string">
            <text:p>2014/4/18</text:p>
          </table:table-cell>
          <table:table-cell office:value-type="float" office:value="2.68074" calcext:value-type="float">
            <text:p>2.68074</text:p>
          </table:table-cell>
          <table:table-cell office:value-type="float" office:value="84.68238" calcext:value-type="float">
            <text:p>84.68238</text:p>
          </table:table-cell>
        </table:table-row>
        <table:table-row table:style-name="ro1">
          <table:table-cell office:value-type="string" calcext:value-type="string">
            <text:p>2014/4/22</text:p>
          </table:table-cell>
          <table:table-cell office:value-type="float" office:value="-0.4978" calcext:value-type="float">
            <text:p>-0.4978</text:p>
          </table:table-cell>
          <table:table-cell office:value-type="float" office:value="81.50384" calcext:value-type="float">
            <text:p>81.50384</text:p>
          </table:table-cell>
        </table:table-row>
        <table:table-row table:style-name="ro1">
          <table:table-cell office:value-type="string" calcext:value-type="string">
            <text:p>2014/4/24</text:p>
          </table:table-cell>
          <table:table-cell office:value-type="float" office:value="-3.6764" calcext:value-type="float">
            <text:p>-3.6764</text:p>
          </table:table-cell>
          <table:table-cell office:value-type="float" office:value="78.32524" calcext:value-type="float">
            <text:p>78.32524</text:p>
          </table:table-cell>
        </table:table-row>
        <table:table-row table:style-name="ro1">
          <table:table-cell office:value-type="string" calcext:value-type="string">
            <text:p>2014/4/29</text:p>
          </table:table-cell>
          <table:table-cell office:value-type="float" office:value="-6.85292" calcext:value-type="float">
            <text:p>-6.85292</text:p>
          </table:table-cell>
          <table:table-cell office:value-type="float" office:value="75.14872" calcext:value-type="float">
            <text:p>75.14872</text:p>
          </table:table-cell>
        </table:table-row>
        <table:table-row table:style-name="ro1">
          <table:table-cell office:value-type="string" calcext:value-type="string">
            <text:p>2014/4/30</text:p>
          </table:table-cell>
          <table:table-cell office:value-type="float" office:value="-10.02988" calcext:value-type="float">
            <text:p>-10.02988</text:p>
          </table:table-cell>
          <table:table-cell office:value-type="float" office:value="71.97176" calcext:value-type="float">
            <text:p>71.97176</text:p>
          </table:table-cell>
        </table:table-row>
        <table:table-row table:style-name="ro1">
          <table:table-cell office:value-type="string" calcext:value-type="string">
            <text:p>2014/5/2</text:p>
          </table:table-cell>
          <table:table-cell office:value-type="float" office:value="-13.2052" calcext:value-type="float">
            <text:p>-13.2052</text:p>
          </table:table-cell>
          <table:table-cell office:value-type="float" office:value="68.79644" calcext:value-type="float">
            <text:p>68.79644</text:p>
          </table:table-cell>
        </table:table-row>
        <table:table-row table:style-name="ro1">
          <table:table-cell office:value-type="string" calcext:value-type="string">
            <text:p>2014/5/5</text:p>
          </table:table-cell>
          <table:table-cell office:value-type="float" office:value="-16.38252" calcext:value-type="float">
            <text:p>-16.38252</text:p>
          </table:table-cell>
          <table:table-cell office:value-type="float" office:value="65.61912" calcext:value-type="float">
            <text:p>65.61912</text:p>
          </table:table-cell>
        </table:table-row>
        <table:table-row table:style-name="ro1">
          <table:table-cell office:value-type="string" calcext:value-type="string">
            <text:p>2014/5/6</text:p>
          </table:table-cell>
          <table:table-cell office:value-type="float" office:value="-19.55954" calcext:value-type="float">
            <text:p>-19.55954</text:p>
          </table:table-cell>
          <table:table-cell office:value-type="float" office:value="62.4421" calcext:value-type="float">
            <text:p>62.4421</text:p>
          </table:table-cell>
        </table:table-row>
        <table:table-row table:style-name="ro1">
          <table:table-cell office:value-type="string" calcext:value-type="string">
            <text:p>2014/5/8</text:p>
          </table:table-cell>
          <table:table-cell office:value-type="float" office:value="-22.73678" calcext:value-type="float">
            <text:p>-22.73678</text:p>
          </table:table-cell>
          <table:table-cell office:value-type="float" office:value="59.26486" calcext:value-type="float">
            <text:p>59.26486</text:p>
          </table:table-cell>
        </table:table-row>
        <table:table-row table:style-name="ro1">
          <table:table-cell office:value-type="string" calcext:value-type="string">
            <text:p>2014/5/12</text:p>
          </table:table-cell>
          <table:table-cell office:value-type="float" office:value="-25.91366" calcext:value-type="float">
            <text:p>-25.91366</text:p>
          </table:table-cell>
          <table:table-cell office:value-type="float" office:value="56.08798" calcext:value-type="float">
            <text:p>56.08798</text:p>
          </table:table-cell>
        </table:table-row>
        <table:table-row table:style-name="ro1">
          <table:table-cell office:value-type="string" calcext:value-type="string">
            <text:p>2014/5/13</text:p>
          </table:table-cell>
          <table:table-cell office:value-type="float" office:value="-29.0908" calcext:value-type="float">
            <text:p>-29.0908</text:p>
          </table:table-cell>
          <table:table-cell office:value-type="float" office:value="52.91084" calcext:value-type="float">
            <text:p>52.91084</text:p>
          </table:table-cell>
        </table:table-row>
        <table:table-row table:style-name="ro1">
          <table:table-cell office:value-type="string" calcext:value-type="string">
            <text:p>2014/5/14</text:p>
          </table:table-cell>
          <table:table-cell office:value-type="float" office:value="-32.26794" calcext:value-type="float">
            <text:p>-32.26794</text:p>
          </table:table-cell>
          <table:table-cell office:value-type="float" office:value="49.7337" calcext:value-type="float">
            <text:p>49.7337</text:p>
          </table:table-cell>
        </table:table-row>
        <table:table-row table:style-name="ro1">
          <table:table-cell office:value-type="string" calcext:value-type="string">
            <text:p>2014/5/16</text:p>
          </table:table-cell>
          <table:table-cell office:value-type="float" office:value="-35.44482" calcext:value-type="float">
            <text:p>-35.44482</text:p>
          </table:table-cell>
          <table:table-cell office:value-type="float" office:value="46.55682" calcext:value-type="float">
            <text:p>46.55682</text:p>
          </table:table-cell>
        </table:table-row>
        <table:table-row table:style-name="ro1">
          <table:table-cell office:value-type="string" calcext:value-type="string">
            <text:p>2014/5/22</text:p>
          </table:table-cell>
          <table:table-cell office:value-type="float" office:value="-38.62232" calcext:value-type="float">
            <text:p>-38.62232</text:p>
          </table:table-cell>
          <table:table-cell office:value-type="float" office:value="43.37932" calcext:value-type="float">
            <text:p>43.37932</text:p>
          </table:table-cell>
        </table:table-row>
        <table:table-row table:style-name="ro1">
          <table:table-cell office:value-type="string" calcext:value-type="string">
            <text:p>2014/6/19</text:p>
          </table:table-cell>
          <table:table-cell office:value-type="float" office:value="-41.80602" calcext:value-type="float">
            <text:p>-41.80602</text:p>
          </table:table-cell>
          <table:table-cell office:value-type="float" office:value="40.19562" calcext:value-type="float">
            <text:p>40.19562</text:p>
          </table:table-cell>
        </table:table-row>
        <table:table-row table:style-name="ro1">
          <table:table-cell office:value-type="string" calcext:value-type="string">
            <text:p>2014/6/20</text:p>
          </table:table-cell>
          <table:table-cell office:value-type="float" office:value="-44.9906" calcext:value-type="float">
            <text:p>-44.9906</text:p>
          </table:table-cell>
          <table:table-cell office:value-type="float" office:value="37.01104" calcext:value-type="float">
            <text:p>37.01104</text:p>
          </table:table-cell>
        </table:table-row>
        <table:table-row table:style-name="ro1">
          <table:table-cell office:value-type="string" calcext:value-type="string">
            <text:p>2014/6/23</text:p>
          </table:table-cell>
          <table:table-cell office:value-type="float" office:value="-48.17422" calcext:value-type="float">
            <text:p>-48.17422</text:p>
          </table:table-cell>
          <table:table-cell office:value-type="float" office:value="33.82742" calcext:value-type="float">
            <text:p>33.82742</text:p>
          </table:table-cell>
        </table:table-row>
        <table:table-row table:style-name="ro1">
          <table:table-cell office:value-type="string" calcext:value-type="string">
            <text:p>2014/6/24</text:p>
          </table:table-cell>
          <table:table-cell office:value-type="float" office:value="-51.35766" calcext:value-type="float">
            <text:p>-51.35766</text:p>
          </table:table-cell>
          <table:table-cell office:value-type="float" office:value="30.64398" calcext:value-type="float">
            <text:p>30.64398</text:p>
          </table:table-cell>
        </table:table-row>
        <table:table-row table:style-name="ro1">
          <table:table-cell office:value-type="string" calcext:value-type="string">
            <text:p>2014/6/25</text:p>
          </table:table-cell>
          <table:table-cell office:value-type="float" office:value="-54.54054" calcext:value-type="float">
            <text:p>-54.54054</text:p>
          </table:table-cell>
          <table:table-cell office:value-type="float" office:value="27.4611" calcext:value-type="float">
            <text:p>27.4611</text:p>
          </table:table-cell>
        </table:table-row>
        <table:table-row table:style-name="ro1">
          <table:table-cell office:value-type="string" calcext:value-type="string">
            <text:p>2014/6/26</text:p>
          </table:table-cell>
          <table:table-cell office:value-type="float" office:value="-57.72412" calcext:value-type="float">
            <text:p>-57.72412</text:p>
          </table:table-cell>
          <table:table-cell office:value-type="float" office:value="24.27752" calcext:value-type="float">
            <text:p>24.27752</text:p>
          </table:table-cell>
        </table:table-row>
        <table:table-row table:style-name="ro1">
          <table:table-cell office:value-type="string" calcext:value-type="string">
            <text:p>2014/6/30</text:p>
          </table:table-cell>
          <table:table-cell office:value-type="float" office:value="-60.90856" calcext:value-type="float">
            <text:p>-60.90856</text:p>
          </table:table-cell>
          <table:table-cell office:value-type="float" office:value="21.09308" calcext:value-type="float">
            <text:p>21.09308</text:p>
          </table:table-cell>
        </table:table-row>
        <table:table-row table:style-name="ro1">
          <table:table-cell office:value-type="string" calcext:value-type="string">
            <text:p>2014/7/11</text:p>
          </table:table-cell>
          <table:table-cell office:value-type="float" office:value="-64.09932" calcext:value-type="float">
            <text:p>-64.09932</text:p>
          </table:table-cell>
          <table:table-cell office:value-type="float" office:value="17.90232" calcext:value-type="float">
            <text:p>17.90232</text:p>
          </table:table-cell>
        </table:table-row>
        <table:table-row table:style-name="ro1">
          <table:table-cell office:value-type="string" calcext:value-type="string">
            <text:p>2014/7/17</text:p>
          </table:table-cell>
          <table:table-cell office:value-type="float" office:value="-67.2872" calcext:value-type="float">
            <text:p>-67.2872</text:p>
          </table:table-cell>
          <table:table-cell office:value-type="float" office:value="14.71444" calcext:value-type="float">
            <text:p>14.71444</text:p>
          </table:table-cell>
        </table:table-row>
        <table:table-row table:style-name="ro1">
          <table:table-cell office:value-type="string" calcext:value-type="string">
            <text:p>2014/7/18</text:p>
          </table:table-cell>
          <table:table-cell office:value-type="float" office:value="-70.47294" calcext:value-type="float">
            <text:p>-70.47294</text:p>
          </table:table-cell>
          <table:table-cell office:value-type="float" office:value="11.5287" calcext:value-type="float">
            <text:p>11.5287</text:p>
          </table:table-cell>
        </table:table-row>
        <table:table-row table:style-name="ro1">
          <table:table-cell office:value-type="string" calcext:value-type="string">
            <text:p>2014/7/21</text:p>
          </table:table-cell>
          <table:table-cell office:value-type="float" office:value="-73.6605" calcext:value-type="float">
            <text:p>-73.6605</text:p>
          </table:table-cell>
          <table:table-cell office:value-type="float" office:value="8.34114" calcext:value-type="float">
            <text:p>8.34114</text:p>
          </table:table-cell>
        </table:table-row>
        <table:table-row table:style-name="ro1">
          <table:table-cell office:value-type="string" calcext:value-type="string">
            <text:p>2014/7/22</text:p>
          </table:table-cell>
          <table:table-cell office:value-type="float" office:value="-76.84822" calcext:value-type="float">
            <text:p>-76.84822</text:p>
          </table:table-cell>
          <table:table-cell office:value-type="float" office:value="5.15342" calcext:value-type="float">
            <text:p>5.15342</text:p>
          </table:table-cell>
        </table:table-row>
        <table:table-row table:style-name="ro1">
          <table:table-cell office:value-type="string" calcext:value-type="string">
            <text:p>2014/7/24</text:p>
          </table:table-cell>
          <table:table-cell office:value-type="float" office:value="-80.0373" calcext:value-type="float">
            <text:p>-80.0373</text:p>
          </table:table-cell>
          <table:table-cell office:value-type="float" office:value="1.96434" calcext:value-type="float">
            <text:p>1.96434</text:p>
          </table:table-cell>
        </table:table-row>
        <table:table-row table:style-name="ro1">
          <table:table-cell office:value-type="string" calcext:value-type="string">
            <text:p>2014/7/28</text:p>
          </table:table-cell>
          <table:table-cell office:value-type="float" office:value="-83.22474" calcext:value-type="float">
            <text:p>-83.22474</text:p>
          </table:table-cell>
          <table:table-cell office:value-type="float" office:value="-1.2231" calcext:value-type="float">
            <text:p>-1.2231</text:p>
          </table:table-cell>
        </table:table-row>
        <table:table-row table:style-name="ro1">
          <table:table-cell office:value-type="string" calcext:value-type="string">
            <text:p>2014/7/29</text:p>
          </table:table-cell>
          <table:table-cell office:value-type="float" office:value="-86.4132" calcext:value-type="float">
            <text:p>-86.4132</text:p>
          </table:table-cell>
          <table:table-cell office:value-type="float" office:value="-4.41156" calcext:value-type="float">
            <text:p>-4.41156</text:p>
          </table:table-cell>
        </table:table-row>
        <table:table-row table:style-name="ro1">
          <table:table-cell office:value-type="string" calcext:value-type="string">
            <text:p>2014/7/30</text:p>
          </table:table-cell>
          <table:table-cell office:value-type="float" office:value="-40.41414" calcext:value-type="float">
            <text:p>-40.41414</text:p>
          </table:table-cell>
          <table:table-cell office:value-type="float" office:value="41.5875" calcext:value-type="float">
            <text:p>41.5875</text:p>
          </table:table-cell>
        </table:table-row>
        <table:table-row table:style-name="ro1">
          <table:table-cell office:value-type="string" calcext:value-type="string">
            <text:p>2014/8/1</text:p>
          </table:table-cell>
          <table:table-cell office:value-type="float" office:value="-43.59882" calcext:value-type="float">
            <text:p>-43.59882</text:p>
          </table:table-cell>
          <table:table-cell office:value-type="float" office:value="38.40282" calcext:value-type="float">
            <text:p>38.40282</text:p>
          </table:table-cell>
        </table:table-row>
        <table:table-row table:style-name="ro1">
          <table:table-cell office:value-type="string" calcext:value-type="string">
            <text:p>2014/8/4</text:p>
          </table:table-cell>
          <table:table-cell office:value-type="float" office:value="-46.78398" calcext:value-type="float">
            <text:p>-46.78398</text:p>
          </table:table-cell>
          <table:table-cell office:value-type="float" office:value="35.21766" calcext:value-type="float">
            <text:p>35.21766</text:p>
          </table:table-cell>
        </table:table-row>
        <table:table-row table:style-name="ro1">
          <table:table-cell office:value-type="string" calcext:value-type="string">
            <text:p>2014/8/5</text:p>
          </table:table-cell>
          <table:table-cell office:value-type="float" office:value="-49.969" calcext:value-type="float">
            <text:p>-49.969</text:p>
          </table:table-cell>
          <table:table-cell office:value-type="float" office:value="114.03428" calcext:value-type="float">
            <text:p>114.03428</text:p>
          </table:table-cell>
        </table:table-row>
        <table:table-row table:style-name="ro1">
          <table:table-cell office:value-type="string" calcext:value-type="string">
            <text:p>2014/8/6</text:p>
          </table:table-cell>
          <table:table-cell office:value-type="float" office:value="-53.15062" calcext:value-type="float">
            <text:p>-53.15062</text:p>
          </table:table-cell>
          <table:table-cell office:value-type="float" office:value="110.85266" calcext:value-type="float">
            <text:p>110.85266</text:p>
          </table:table-cell>
        </table:table-row>
        <table:table-row table:style-name="ro1">
          <table:table-cell office:value-type="string" calcext:value-type="string">
            <text:p>2014/8/7</text:p>
          </table:table-cell>
          <table:table-cell office:value-type="float" office:value="-56.33288" calcext:value-type="float">
            <text:p>-56.33288</text:p>
          </table:table-cell>
          <table:table-cell office:value-type="float" office:value="107.6704" calcext:value-type="float">
            <text:p>107.6704</text:p>
          </table:table-cell>
        </table:table-row>
        <table:table-row table:style-name="ro1">
          <table:table-cell office:value-type="string" calcext:value-type="string">
            <text:p>2014/8/8</text:p>
          </table:table-cell>
          <table:table-cell office:value-type="float" office:value="-59.51396" calcext:value-type="float">
            <text:p>-59.51396</text:p>
          </table:table-cell>
          <table:table-cell office:value-type="float" office:value="104.48932" calcext:value-type="float">
            <text:p>104.48932</text:p>
          </table:table-cell>
        </table:table-row>
        <table:table-row table:style-name="ro1">
          <table:table-cell office:value-type="string" calcext:value-type="string">
            <text:p>2014/8/11</text:p>
          </table:table-cell>
          <table:table-cell office:value-type="float" office:value="-62.69656" calcext:value-type="float">
            <text:p>-62.69656</text:p>
          </table:table-cell>
          <table:table-cell office:value-type="float" office:value="101.30672" calcext:value-type="float">
            <text:p>101.30672</text:p>
          </table:table-cell>
        </table:table-row>
        <table:table-row table:style-name="ro1">
          <table:table-cell office:value-type="string" calcext:value-type="string">
            <text:p>2014/8/12</text:p>
          </table:table-cell>
          <table:table-cell office:value-type="float" office:value="-65.87956" calcext:value-type="float">
            <text:p>-65.87956</text:p>
          </table:table-cell>
          <table:table-cell office:value-type="float" office:value="98.12372" calcext:value-type="float">
            <text:p>98.12372</text:p>
          </table:table-cell>
        </table:table-row>
        <table:table-row table:style-name="ro1">
          <table:table-cell office:value-type="string" calcext:value-type="string">
            <text:p>2014/8/13</text:p>
          </table:table-cell>
          <table:table-cell office:value-type="float" office:value="-69.06216" calcext:value-type="float">
            <text:p>-69.06216</text:p>
          </table:table-cell>
          <table:table-cell office:value-type="float" office:value="94.94112" calcext:value-type="float">
            <text:p>94.94112</text:p>
          </table:table-cell>
        </table:table-row>
        <table:table-row table:style-name="ro1">
          <table:table-cell office:value-type="string" calcext:value-type="string">
            <text:p>2014/8/14</text:p>
          </table:table-cell>
          <table:table-cell office:value-type="float" office:value="-72.24668" calcext:value-type="float">
            <text:p>-72.24668</text:p>
          </table:table-cell>
          <table:table-cell office:value-type="float" office:value="91.7566" calcext:value-type="float">
            <text:p>91.7566</text:p>
          </table:table-cell>
        </table:table-row>
        <table:table-row table:style-name="ro1">
          <table:table-cell office:value-type="string" calcext:value-type="string">
            <text:p>2014/8/15</text:p>
          </table:table-cell>
          <table:table-cell office:value-type="float" office:value="-75.43092" calcext:value-type="float">
            <text:p>-75.43092</text:p>
          </table:table-cell>
          <table:table-cell office:value-type="float" office:value="88.57236" calcext:value-type="float">
            <text:p>88.57236</text:p>
          </table:table-cell>
        </table:table-row>
        <table:table-row table:style-name="ro1">
          <table:table-cell office:value-type="string" calcext:value-type="string">
            <text:p>2014/8/18</text:p>
          </table:table-cell>
          <table:table-cell office:value-type="float" office:value="-78.6152" calcext:value-type="float">
            <text:p>-78.6152</text:p>
          </table:table-cell>
          <table:table-cell office:value-type="float" office:value="167.38972" calcext:value-type="float">
            <text:p>167.38972</text:p>
          </table:table-cell>
        </table:table-row>
        <table:table-row table:style-name="ro1">
          <table:table-cell office:value-type="string" calcext:value-type="string">
            <text:p>2014/8/19</text:p>
          </table:table-cell>
          <table:table-cell office:value-type="float" office:value="0.19998" calcext:value-type="float">
            <text:p>0.19998</text:p>
          </table:table-cell>
          <table:table-cell office:value-type="float" office:value="246.2049" calcext:value-type="float">
            <text:p>246.2049</text:p>
          </table:table-cell>
        </table:table-row>
        <table:table-row table:style-name="ro1">
          <table:table-cell office:value-type="string" calcext:value-type="string">
            <text:p>2014/8/20</text:p>
          </table:table-cell>
          <table:table-cell office:value-type="float" office:value="-2.98504" calcext:value-type="float">
            <text:p>-2.98504</text:p>
          </table:table-cell>
          <table:table-cell office:value-type="float" office:value="243.01988" calcext:value-type="float">
            <text:p>243.01988</text:p>
          </table:table-cell>
        </table:table-row>
        <table:table-row table:style-name="ro1">
          <table:table-cell office:value-type="string" calcext:value-type="string">
            <text:p>2014/8/22</text:p>
          </table:table-cell>
          <table:table-cell office:value-type="float" office:value="75.82838" calcext:value-type="float">
            <text:p>75.82838</text:p>
          </table:table-cell>
          <table:table-cell office:value-type="float" office:value="321.8333" calcext:value-type="float">
            <text:p>321.8333</text:p>
          </table:table-cell>
        </table:table-row>
        <table:table-row table:style-name="ro1">
          <table:table-cell office:value-type="string" calcext:value-type="string">
            <text:p>2014/9/3</text:p>
          </table:table-cell>
          <table:table-cell office:value-type="float" office:value="72.64012" calcext:value-type="float">
            <text:p>72.64012</text:p>
          </table:table-cell>
          <table:table-cell office:value-type="float" office:value="318.64504" calcext:value-type="float">
            <text:p>318.64504</text:p>
          </table:table-cell>
        </table:table-row>
        <table:table-row table:style-name="ro1">
          <table:table-cell office:value-type="string" calcext:value-type="string">
            <text:p>2014/9/4</text:p>
          </table:table-cell>
          <table:table-cell office:value-type="float" office:value="69.45122" calcext:value-type="float">
            <text:p>69.45122</text:p>
          </table:table-cell>
          <table:table-cell office:value-type="float" office:value="315.45614" calcext:value-type="float">
            <text:p>315.45614</text:p>
          </table:table-cell>
        </table:table-row>
        <table:table-row table:style-name="ro1">
          <table:table-cell office:value-type="string" calcext:value-type="string">
            <text:p>2014/9/5</text:p>
          </table:table-cell>
          <table:table-cell office:value-type="float" office:value="66.26238" calcext:value-type="float">
            <text:p>66.26238</text:p>
          </table:table-cell>
          <table:table-cell office:value-type="float" office:value="312.2673" calcext:value-type="float">
            <text:p>312.2673</text:p>
          </table:table-cell>
        </table:table-row>
        <table:table-row table:style-name="ro1">
          <table:table-cell office:value-type="string" calcext:value-type="string">
            <text:p>2014/9/9</text:p>
          </table:table-cell>
          <table:table-cell office:value-type="float" office:value="145.07226" calcext:value-type="float">
            <text:p>145.07226</text:p>
          </table:table-cell>
          <table:table-cell office:value-type="float" office:value="391.07718" calcext:value-type="float">
            <text:p>391.07718</text:p>
          </table:table-cell>
        </table:table-row>
        <table:table-row table:style-name="ro1">
          <table:table-cell office:value-type="string" calcext:value-type="string">
            <text:p>2014/9/10</text:p>
          </table:table-cell>
          <table:table-cell office:value-type="float" office:value="141.8847" calcext:value-type="float">
            <text:p>141.8847</text:p>
          </table:table-cell>
          <table:table-cell office:value-type="float" office:value="387.88962" calcext:value-type="float">
            <text:p>387.88962</text:p>
          </table:table-cell>
        </table:table-row>
        <table:table-row table:style-name="ro1">
          <table:table-cell office:value-type="string" calcext:value-type="string">
            <text:p>2014/9/11</text:p>
          </table:table-cell>
          <table:table-cell office:value-type="float" office:value="138.69722" calcext:value-type="float">
            <text:p>138.69722</text:p>
          </table:table-cell>
          <table:table-cell office:value-type="float" office:value="384.70214" calcext:value-type="float">
            <text:p>384.70214</text:p>
          </table:table-cell>
        </table:table-row>
        <table:table-row table:style-name="ro1">
          <table:table-cell office:value-type="string" calcext:value-type="string">
            <text:p>2014/9/12</text:p>
          </table:table-cell>
          <table:table-cell office:value-type="float" office:value="135.51068" calcext:value-type="float">
            <text:p>135.51068</text:p>
          </table:table-cell>
          <table:table-cell office:value-type="float" office:value="463.51724" calcext:value-type="float">
            <text:p>463.51724</text:p>
          </table:table-cell>
        </table:table-row>
        <table:table-row table:style-name="ro1">
          <table:table-cell office:value-type="string" calcext:value-type="string">
            <text:p>2014/9/15</text:p>
          </table:table-cell>
          <table:table-cell office:value-type="float" office:value="132.32652" calcext:value-type="float">
            <text:p>132.32652</text:p>
          </table:table-cell>
          <table:table-cell office:value-type="float" office:value="460.33308" calcext:value-type="float">
            <text:p>460.33308</text:p>
          </table:table-cell>
        </table:table-row>
        <table:table-row table:style-name="ro1">
          <table:table-cell office:value-type="string" calcext:value-type="string">
            <text:p>2014/9/16</text:p>
          </table:table-cell>
          <table:table-cell office:value-type="float" office:value="129.14218" calcext:value-type="float">
            <text:p>129.14218</text:p>
          </table:table-cell>
          <table:table-cell office:value-type="float" office:value="457.14874" calcext:value-type="float">
            <text:p>457.14874</text:p>
          </table:table-cell>
        </table:table-row>
        <table:table-row table:style-name="ro1">
          <table:table-cell office:value-type="string" calcext:value-type="string">
            <text:p>2014/9/17</text:p>
          </table:table-cell>
          <table:table-cell office:value-type="float" office:value="125.95824" calcext:value-type="float">
            <text:p>125.95824</text:p>
          </table:table-cell>
          <table:table-cell office:value-type="float" office:value="453.9648" calcext:value-type="float">
            <text:p>453.9648</text:p>
          </table:table-cell>
        </table:table-row>
        <table:table-row table:style-name="ro1">
          <table:table-cell office:value-type="string" calcext:value-type="string">
            <text:p>2014/9/18</text:p>
          </table:table-cell>
          <table:table-cell office:value-type="float" office:value="122.77352" calcext:value-type="float">
            <text:p>122.77352</text:p>
          </table:table-cell>
          <table:table-cell office:value-type="float" office:value="450.78008" calcext:value-type="float">
            <text:p>450.78008</text:p>
          </table:table-cell>
        </table:table-row>
        <table:table-row table:style-name="ro1">
          <table:table-cell office:value-type="string" calcext:value-type="string">
            <text:p>2014/9/19</text:p>
          </table:table-cell>
          <table:table-cell office:value-type="float" office:value="119.58794" calcext:value-type="float">
            <text:p>119.58794</text:p>
          </table:table-cell>
          <table:table-cell office:value-type="float" office:value="447.5945" calcext:value-type="float">
            <text:p>447.5945</text:p>
          </table:table-cell>
        </table:table-row>
        <table:table-row table:style-name="ro1">
          <table:table-cell office:value-type="string" calcext:value-type="string">
            <text:p>2014/9/23</text:p>
          </table:table-cell>
          <table:table-cell office:value-type="float" office:value="116.40578" calcext:value-type="float">
            <text:p>116.40578</text:p>
          </table:table-cell>
          <table:table-cell office:value-type="float" office:value="444.41234" calcext:value-type="float">
            <text:p>444.41234</text:p>
          </table:table-cell>
        </table:table-row>
        <table:table-row table:style-name="ro1">
          <table:table-cell office:value-type="string" calcext:value-type="string">
            <text:p>2014/9/24</text:p>
          </table:table-cell>
          <table:table-cell office:value-type="float" office:value="113.22384" calcext:value-type="float">
            <text:p>113.22384</text:p>
          </table:table-cell>
          <table:table-cell office:value-type="float" office:value="441.2304" calcext:value-type="float">
            <text:p>441.2304</text:p>
          </table:table-cell>
        </table:table-row>
        <table:table-row table:style-name="ro1">
          <table:table-cell office:value-type="string" calcext:value-type="string">
            <text:p>2014/9/25</text:p>
          </table:table-cell>
          <table:table-cell office:value-type="float" office:value="110.04072" calcext:value-type="float">
            <text:p>110.04072</text:p>
          </table:table-cell>
          <table:table-cell office:value-type="float" office:value="438.04728" calcext:value-type="float">
            <text:p>438.04728</text:p>
          </table:table-cell>
        </table:table-row>
        <table:table-row table:style-name="ro1">
          <table:table-cell office:value-type="string" calcext:value-type="string">
            <text:p>2014/9/26</text:p>
          </table:table-cell>
          <table:table-cell office:value-type="float" office:value="106.8616" calcext:value-type="float">
            <text:p>106.8616</text:p>
          </table:table-cell>
          <table:table-cell office:value-type="float" office:value="434.86816" calcext:value-type="float">
            <text:p>434.86816</text:p>
          </table:table-cell>
        </table:table-row>
        <table:table-row table:style-name="ro1">
          <table:table-cell office:value-type="string" calcext:value-type="string">
            <text:p>2014/9/29</text:p>
          </table:table-cell>
          <table:table-cell office:value-type="float" office:value="103.68182" calcext:value-type="float">
            <text:p>103.68182</text:p>
          </table:table-cell>
          <table:table-cell office:value-type="float" office:value="431.68838" calcext:value-type="float">
            <text:p>431.68838</text:p>
          </table:table-cell>
        </table:table-row>
        <table:table-row table:style-name="ro1">
          <table:table-cell office:value-type="string" calcext:value-type="string">
            <text:p>2014/9/30</text:p>
          </table:table-cell>
          <table:table-cell office:value-type="float" office:value="100.50264" calcext:value-type="float">
            <text:p>100.50264</text:p>
          </table:table-cell>
          <table:table-cell office:value-type="float" office:value="428.5092" calcext:value-type="float">
            <text:p>428.5092</text:p>
          </table:table-cell>
        </table:table-row>
        <table:table-row table:style-name="ro1">
          <table:table-cell office:value-type="string" calcext:value-type="string">
            <text:p>2014/10/1</text:p>
          </table:table-cell>
          <table:table-cell office:value-type="float" office:value="97.32382" calcext:value-type="float">
            <text:p>97.32382</text:p>
          </table:table-cell>
          <table:table-cell office:value-type="float" office:value="425.33038" calcext:value-type="float">
            <text:p>425.33038</text:p>
          </table:table-cell>
        </table:table-row>
        <table:table-row table:style-name="ro1">
          <table:table-cell office:value-type="string" calcext:value-type="string">
            <text:p>2014/10/2</text:p>
          </table:table-cell>
          <table:table-cell office:value-type="float" office:value="176.14382" calcext:value-type="float">
            <text:p>176.14382</text:p>
          </table:table-cell>
          <table:table-cell office:value-type="float" office:value="422.15202" calcext:value-type="float">
            <text:p>422.15202</text:p>
          </table:table-cell>
        </table:table-row>
        <table:table-row table:style-name="ro1">
          <table:table-cell office:value-type="string" calcext:value-type="string">
            <text:p>2014/10/3</text:p>
          </table:table-cell>
          <table:table-cell office:value-type="float" office:value="254.96214" calcext:value-type="float">
            <text:p>254.96214</text:p>
          </table:table-cell>
          <table:table-cell office:value-type="float" office:value="418.97198" calcext:value-type="float">
            <text:p>418.97198</text:p>
          </table:table-cell>
        </table:table-row>
        <table:table-row table:style-name="ro1">
          <table:table-cell office:value-type="string" calcext:value-type="string">
            <text:p>2014/10/6</text:p>
          </table:table-cell>
          <table:table-cell office:value-type="float" office:value="251.78022" calcext:value-type="float">
            <text:p>251.78022</text:p>
          </table:table-cell>
          <table:table-cell office:value-type="float" office:value="415.79006" calcext:value-type="float">
            <text:p>415.79006</text:p>
          </table:table-cell>
        </table:table-row>
        <table:table-row table:style-name="ro1">
          <table:table-cell office:value-type="string" calcext:value-type="string">
            <text:p>2014/10/7</text:p>
          </table:table-cell>
          <table:table-cell office:value-type="float" office:value="248.5995" calcext:value-type="float">
            <text:p>248.5995</text:p>
          </table:table-cell>
          <table:table-cell office:value-type="float" office:value="412.60934" calcext:value-type="float">
            <text:p>412.60934</text:p>
          </table:table-cell>
        </table:table-row>
        <table:table-row table:style-name="ro1">
          <table:table-cell office:value-type="string" calcext:value-type="string">
            <text:p>2014/10/8</text:p>
          </table:table-cell>
          <table:table-cell office:value-type="float" office:value="245.41982" calcext:value-type="float">
            <text:p>245.41982</text:p>
          </table:table-cell>
          <table:table-cell office:value-type="float" office:value="409.42966" calcext:value-type="float">
            <text:p>409.42966</text:p>
          </table:table-cell>
        </table:table-row>
        <table:table-row table:style-name="ro1">
          <table:table-cell office:value-type="string" calcext:value-type="string">
            <text:p>2014/10/9</text:p>
          </table:table-cell>
          <table:table-cell office:value-type="float" office:value="242.23992" calcext:value-type="float">
            <text:p>242.23992</text:p>
          </table:table-cell>
          <table:table-cell office:value-type="float" office:value="406.24976" calcext:value-type="float">
            <text:p>406.24976</text:p>
          </table:table-cell>
        </table:table-row>
        <table:table-row table:style-name="ro1">
          <table:table-cell office:value-type="string" calcext:value-type="string">
            <text:p>2014/10/13</text:p>
          </table:table-cell>
          <table:table-cell office:value-type="float" office:value="239.064" calcext:value-type="float">
            <text:p>239.064</text:p>
          </table:table-cell>
          <table:table-cell office:value-type="float" office:value="403.07384" calcext:value-type="float">
            <text:p>403.07384</text:p>
          </table:table-cell>
        </table:table-row>
        <table:table-row table:style-name="ro1">
          <table:table-cell office:value-type="string" calcext:value-type="string">
            <text:p>2014/10/14</text:p>
          </table:table-cell>
          <table:table-cell office:value-type="float" office:value="235.88936" calcext:value-type="float">
            <text:p>235.88936</text:p>
          </table:table-cell>
          <table:table-cell office:value-type="float" office:value="399.8992" calcext:value-type="float">
            <text:p>399.8992</text:p>
          </table:table-cell>
        </table:table-row>
        <table:table-row table:style-name="ro1">
          <table:table-cell office:value-type="string" calcext:value-type="string">
            <text:p>2014/10/15</text:p>
          </table:table-cell>
          <table:table-cell office:value-type="float" office:value="232.71454" calcext:value-type="float">
            <text:p>232.71454</text:p>
          </table:table-cell>
          <table:table-cell office:value-type="float" office:value="396.72438" calcext:value-type="float">
            <text:p>396.72438</text:p>
          </table:table-cell>
        </table:table-row>
        <table:table-row table:style-name="ro1">
          <table:table-cell office:value-type="string" calcext:value-type="string">
            <text:p>2014/10/16</text:p>
          </table:table-cell>
          <table:table-cell office:value-type="float" office:value="229.54284" calcext:value-type="float">
            <text:p>229.54284</text:p>
          </table:table-cell>
          <table:table-cell office:value-type="float" office:value="393.55268" calcext:value-type="float">
            <text:p>393.55268</text:p>
          </table:table-cell>
        </table:table-row>
        <table:table-row table:style-name="ro1">
          <table:table-cell office:value-type="string" calcext:value-type="string">
            <text:p>2014/10/17</text:p>
          </table:table-cell>
          <table:table-cell office:value-type="float" office:value="226.36972" calcext:value-type="float">
            <text:p>226.36972</text:p>
          </table:table-cell>
          <table:table-cell office:value-type="float" office:value="390.37956" calcext:value-type="float">
            <text:p>390.37956</text:p>
          </table:table-cell>
        </table:table-row>
        <table:table-row table:style-name="ro1">
          <table:table-cell office:value-type="string" calcext:value-type="string">
            <text:p>2014/10/20</text:p>
          </table:table-cell>
          <table:table-cell office:value-type="float" office:value="223.1977" calcext:value-type="float">
            <text:p>223.1977</text:p>
          </table:table-cell>
          <table:table-cell office:value-type="float" office:value="387.20754" calcext:value-type="float">
            <text:p>387.20754</text:p>
          </table:table-cell>
        </table:table-row>
        <table:table-row table:style-name="ro1">
          <table:table-cell office:value-type="string" calcext:value-type="string">
            <text:p>2014/10/21</text:p>
          </table:table-cell>
          <table:table-cell office:value-type="float" office:value="220.02464" calcext:value-type="float">
            <text:p>220.02464</text:p>
          </table:table-cell>
          <table:table-cell office:value-type="float" office:value="384.03448" calcext:value-type="float">
            <text:p>384.03448</text:p>
          </table:table-cell>
        </table:table-row>
        <table:table-row table:style-name="ro1">
          <table:table-cell office:value-type="string" calcext:value-type="string">
            <text:p>2014/10/22</text:p>
          </table:table-cell>
          <table:table-cell office:value-type="float" office:value="216.84972" calcext:value-type="float">
            <text:p>216.84972</text:p>
          </table:table-cell>
          <table:table-cell office:value-type="float" office:value="380.85956" calcext:value-type="float">
            <text:p>380.85956</text:p>
          </table:table-cell>
        </table:table-row>
        <table:table-row table:style-name="ro1">
          <table:table-cell office:value-type="string" calcext:value-type="string">
            <text:p>2014/10/23</text:p>
          </table:table-cell>
          <table:table-cell office:value-type="float" office:value="213.67512" calcext:value-type="float">
            <text:p>213.67512</text:p>
          </table:table-cell>
          <table:table-cell office:value-type="float" office:value="377.68496" calcext:value-type="float">
            <text:p>377.68496</text:p>
          </table:table-cell>
        </table:table-row>
        <table:table-row table:style-name="ro1">
          <table:table-cell office:value-type="string" calcext:value-type="string">
            <text:p>2014/10/24</text:p>
          </table:table-cell>
          <table:table-cell office:value-type="float" office:value="210.50024" calcext:value-type="float">
            <text:p>210.50024</text:p>
          </table:table-cell>
          <table:table-cell office:value-type="float" office:value="456.51172" calcext:value-type="float">
            <text:p>456.51172</text:p>
          </table:table-cell>
        </table:table-row>
        <table:table-row table:style-name="ro1">
          <table:table-cell office:value-type="string" calcext:value-type="string">
            <text:p>2014/10/27</text:p>
          </table:table-cell>
          <table:table-cell office:value-type="float" office:value="207.32678" calcext:value-type="float">
            <text:p>207.32678</text:p>
          </table:table-cell>
          <table:table-cell office:value-type="float" office:value="453.33826" calcext:value-type="float">
            <text:p>453.33826</text:p>
          </table:table-cell>
        </table:table-row>
        <table:table-row table:style-name="ro1">
          <table:table-cell office:value-type="string" calcext:value-type="string">
            <text:p>2014/10/28</text:p>
          </table:table-cell>
          <table:table-cell office:value-type="float" office:value="286.15186" calcext:value-type="float">
            <text:p>286.15186</text:p>
          </table:table-cell>
          <table:table-cell office:value-type="float" office:value="450.16498" calcext:value-type="float">
            <text:p>450.16498</text:p>
          </table:table-cell>
        </table:table-row>
        <table:table-row table:style-name="ro1">
          <table:table-cell office:value-type="string" calcext:value-type="string">
            <text:p>2014/11/7</text:p>
          </table:table-cell>
          <table:table-cell office:value-type="float" office:value="282.97334" calcext:value-type="float">
            <text:p>282.97334</text:p>
          </table:table-cell>
          <table:table-cell office:value-type="float" office:value="446.98646" calcext:value-type="float">
            <text:p>446.98646</text:p>
          </table:table-cell>
        </table:table-row>
        <table:table-row table:style-name="ro1">
          <table:table-cell office:value-type="string" calcext:value-type="string">
            <text:p>2014/11/10</text:p>
          </table:table-cell>
          <table:table-cell office:value-type="float" office:value="361.79244" calcext:value-type="float">
            <text:p>361.79244</text:p>
          </table:table-cell>
          <table:table-cell office:value-type="float" office:value="443.8072" calcext:value-type="float">
            <text:p>443.8072</text:p>
          </table:table-cell>
        </table:table-row>
        <table:table-row table:style-name="ro1">
          <table:table-cell office:value-type="string" calcext:value-type="string">
            <text:p>2014/11/13</text:p>
          </table:table-cell>
          <table:table-cell office:value-type="float" office:value="358.614" calcext:value-type="float">
            <text:p>358.614</text:p>
          </table:table-cell>
          <table:table-cell office:value-type="float" office:value="440.62876" calcext:value-type="float">
            <text:p>440.62876</text:p>
          </table:table-cell>
        </table:table-row>
        <table:table-row table:style-name="ro1">
          <table:table-cell office:value-type="string" calcext:value-type="string">
            <text:p>2014/11/14</text:p>
          </table:table-cell>
          <table:table-cell office:value-type="float" office:value="355.43444" calcext:value-type="float">
            <text:p>355.43444</text:p>
          </table:table-cell>
          <table:table-cell office:value-type="float" office:value="437.4492" calcext:value-type="float">
            <text:p>437.4492</text:p>
          </table:table-cell>
        </table:table-row>
        <table:table-row table:style-name="ro1">
          <table:table-cell office:value-type="string" calcext:value-type="string">
            <text:p>2014/11/17</text:p>
          </table:table-cell>
          <table:table-cell office:value-type="float" office:value="434.25366" calcext:value-type="float">
            <text:p>434.25366</text:p>
          </table:table-cell>
          <table:table-cell office:value-type="float" office:value="434.27006" calcext:value-type="float">
            <text:p>434.27006</text:p>
          </table:table-cell>
        </table:table-row>
        <table:table-row table:style-name="ro1">
          <table:table-cell office:value-type="string" calcext:value-type="string">
            <text:p>2014/11/18</text:p>
          </table:table-cell>
          <table:table-cell office:value-type="float" office:value="431.07468" calcext:value-type="float">
            <text:p>431.07468</text:p>
          </table:table-cell>
          <table:table-cell office:value-type="float" office:value="431.09108" calcext:value-type="float">
            <text:p>431.09108</text:p>
          </table:table-cell>
        </table:table-row>
        <table:table-row table:style-name="ro1">
          <table:table-cell office:value-type="string" calcext:value-type="string">
            <text:p>2014/11/19</text:p>
          </table:table-cell>
          <table:table-cell office:value-type="float" office:value="427.89662" calcext:value-type="float">
            <text:p>427.89662</text:p>
          </table:table-cell>
          <table:table-cell office:value-type="float" office:value="427.91302" calcext:value-type="float">
            <text:p>427.91302</text:p>
          </table:table-cell>
        </table:table-row>
        <table:table-row table:style-name="ro1">
          <table:table-cell office:value-type="string" calcext:value-type="string">
            <text:p>2014/11/20</text:p>
          </table:table-cell>
          <table:table-cell office:value-type="float" office:value="424.71604" calcext:value-type="float">
            <text:p>424.71604</text:p>
          </table:table-cell>
          <table:table-cell office:value-type="float" office:value="424.73244" calcext:value-type="float">
            <text:p>424.73244</text:p>
          </table:table-cell>
        </table:table-row>
        <table:table-row table:style-name="ro1">
          <table:table-cell office:value-type="string" calcext:value-type="string">
            <text:p>2014/12/2</text:p>
          </table:table-cell>
          <table:table-cell office:value-type="float" office:value="421.53424" calcext:value-type="float">
            <text:p>421.53424</text:p>
          </table:table-cell>
          <table:table-cell office:value-type="float" office:value="421.55064" calcext:value-type="float">
            <text:p>421.55064</text:p>
          </table:table-cell>
        </table:table-row>
        <table:table-row table:style-name="ro1">
          <table:table-cell office:value-type="string" calcext:value-type="string">
            <text:p>2014/12/3</text:p>
          </table:table-cell>
          <table:table-cell office:value-type="float" office:value="500.35162" calcext:value-type="float">
            <text:p>500.35162</text:p>
          </table:table-cell>
          <table:table-cell office:value-type="float" office:value="418.36966" calcext:value-type="float">
            <text:p>418.36966</text:p>
          </table:table-cell>
        </table:table-row>
        <table:table-row table:style-name="ro1">
          <table:table-cell office:value-type="string" calcext:value-type="string">
            <text:p>2014/12/4</text:p>
          </table:table-cell>
          <table:table-cell office:value-type="float" office:value="497.1674" calcext:value-type="float">
            <text:p>497.1674</text:p>
          </table:table-cell>
          <table:table-cell office:value-type="float" office:value="415.18544" calcext:value-type="float">
            <text:p>415.18544</text:p>
          </table:table-cell>
        </table:table-row>
        <table:table-row table:style-name="ro1">
          <table:table-cell office:value-type="string" calcext:value-type="string">
            <text:p>2014/12/9</text:p>
          </table:table-cell>
          <table:table-cell office:value-type="float" office:value="493.98452" calcext:value-type="float">
            <text:p>493.98452</text:p>
          </table:table-cell>
          <table:table-cell office:value-type="float" office:value="412.00256" calcext:value-type="float">
            <text:p>412.00256</text:p>
          </table:table-cell>
        </table:table-row>
        <table:table-row table:style-name="ro1">
          <table:table-cell office:value-type="string" calcext:value-type="string">
            <text:p>2014/12/10</text:p>
          </table:table-cell>
          <table:table-cell office:value-type="float" office:value="490.80264" calcext:value-type="float">
            <text:p>490.80264</text:p>
          </table:table-cell>
          <table:table-cell office:value-type="float" office:value="490.82232" calcext:value-type="float">
            <text:p>490.82232</text:p>
          </table:table-cell>
        </table:table-row>
        <table:table-row table:style-name="ro1">
          <table:table-cell office:value-type="string" calcext:value-type="string">
            <text:p>2014/12/11</text:p>
          </table:table-cell>
          <table:table-cell office:value-type="float" office:value="487.62308" calcext:value-type="float">
            <text:p>487.62308</text:p>
          </table:table-cell>
          <table:table-cell office:value-type="float" office:value="487.64276" calcext:value-type="float">
            <text:p>487.64276</text:p>
          </table:table-cell>
        </table:table-row>
        <table:table-row table:style-name="ro1">
          <table:table-cell office:value-type="string" calcext:value-type="string">
            <text:p>2014/12/12</text:p>
          </table:table-cell>
          <table:table-cell office:value-type="float" office:value="484.44266" calcext:value-type="float">
            <text:p>484.44266</text:p>
          </table:table-cell>
          <table:table-cell office:value-type="float" office:value="484.46234" calcext:value-type="float">
            <text:p>484.46234</text:p>
          </table:table-cell>
        </table:table-row>
        <table:table-row table:style-name="ro1">
          <table:table-cell office:value-type="string" calcext:value-type="string">
            <text:p>2014/12/15</text:p>
          </table:table-cell>
          <table:table-cell office:value-type="float" office:value="481.26354" calcext:value-type="float">
            <text:p>481.26354</text:p>
          </table:table-cell>
          <table:table-cell office:value-type="float" office:value="481.28322" calcext:value-type="float">
            <text:p>481.28322</text:p>
          </table:table-cell>
        </table:table-row>
        <table:table-row table:style-name="ro1">
          <table:table-cell office:value-type="string" calcext:value-type="string">
            <text:p>2014/12/16</text:p>
          </table:table-cell>
          <table:table-cell office:value-type="float" office:value="478.08416" calcext:value-type="float">
            <text:p>478.08416</text:p>
          </table:table-cell>
          <table:table-cell office:value-type="float" office:value="478.10384" calcext:value-type="float">
            <text:p>478.10384</text:p>
          </table:table-cell>
        </table:table-row>
        <table:table-row table:style-name="ro1">
          <table:table-cell office:value-type="string" calcext:value-type="string">
            <text:p>2014/12/17</text:p>
          </table:table-cell>
          <table:table-cell office:value-type="float" office:value="474.9048" calcext:value-type="float">
            <text:p>474.9048</text:p>
          </table:table-cell>
          <table:table-cell office:value-type="float" office:value="474.92448" calcext:value-type="float">
            <text:p>474.92448</text:p>
          </table:table-cell>
        </table:table-row>
        <table:table-row table:style-name="ro1">
          <table:table-cell office:value-type="string" calcext:value-type="string">
            <text:p>2014/12/18</text:p>
          </table:table-cell>
          <table:table-cell office:value-type="float" office:value="471.72672" calcext:value-type="float">
            <text:p>471.72672</text:p>
          </table:table-cell>
          <table:table-cell office:value-type="float" office:value="471.7464" calcext:value-type="float">
            <text:p>471.7464</text:p>
          </table:table-cell>
        </table:table-row>
        <table:table-row table:style-name="ro1">
          <table:table-cell office:value-type="string" calcext:value-type="string">
            <text:p>2014/12/19</text:p>
          </table:table-cell>
          <table:table-cell office:value-type="float" office:value="468.54744" calcext:value-type="float">
            <text:p>468.54744</text:p>
          </table:table-cell>
          <table:table-cell office:value-type="float" office:value="468.56712" calcext:value-type="float">
            <text:p>468.56712</text:p>
          </table:table-cell>
        </table:table-row>
        <table:table-row table:style-name="ro1">
          <table:table-cell office:value-type="string" calcext:value-type="string">
            <text:p>2014/12/26</text:p>
          </table:table-cell>
          <table:table-cell office:value-type="float" office:value="465.36384" calcext:value-type="float">
            <text:p>465.36384</text:p>
          </table:table-cell>
          <table:table-cell office:value-type="float" office:value="465.38352" calcext:value-type="float">
            <text:p>465.38352</text:p>
          </table:table-cell>
        </table:table-row>
        <table:table-row table:style-name="ro1">
          <table:table-cell office:value-type="string" calcext:value-type="string">
            <text:p>2014/12/29</text:p>
          </table:table-cell>
          <table:table-cell office:value-type="float" office:value="462.1789" calcext:value-type="float">
            <text:p>462.1789</text:p>
          </table:table-cell>
          <table:table-cell office:value-type="float" office:value="462.19858" calcext:value-type="float">
            <text:p>462.19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00:39:11.663423290</dc:date>
    <meta:editing-duration>PT6M3S</meta:editing-duration>
    <meta:editing-cycles>1</meta:editing-cycles>
    <meta:document-statistic meta:table-count="1" meta:cell-count="411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137" chart:data-source-has-labels="row" svg:x="0.32cm" svg:y="0.18cm" svg:width="13.361cm" svg:height="8.64cm">
          <chartooo:coordinate-region svg:x="1.232cm" svg:y="0.306cm" svg:width="12.44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137" chart:label-cell-address="option_roi_result.B1:option_roi_result.B1" chart:class="chart:bar"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7074">
                <text:p>-3.17074</text:p>
                <draw:g>
                  <svg:desc>option_roi_result.B2:option_roi_result.B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4126">
                <text:p>-6.34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1234">
                <text:p>-9.51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68284">
                <text:p>-12.68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85476">
                <text:p>-15.85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02612">
                <text:p>-19.02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19756">
                <text:p>-22.19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36772">
                <text:p>-25.36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5338">
                <text:p>-28.5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6994">
                <text:p>-31.6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8659">
                <text:p>-34.8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8.03336">
                <text:p>-38.03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1.2004">
                <text:p>-41.2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3693">
                <text:p>-44.3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53926">
                <text:p>-47.53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7099">
                <text:p>-50.7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71056">
                <text:p>-18.71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1.88234">
                <text:p>-21.88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5.05444">
                <text:p>-25.05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8.22568">
                <text:p>-28.225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1.39844">
                <text:p>-31.39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.57228">
                <text:p>-34.57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.74636">
                <text:p>-37.7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.92046">
                <text:p>-40.92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.09532">
                <text:p>-44.09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0328">
                <text:p>24.90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73152">
                <text:p>21.73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56048">
                <text:p>18.56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38874">
                <text:p>15.38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21462">
                <text:p>12.21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3726">
                <text:p>9.03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8074">
                <text:p>2.68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978">
                <text:p>-0.4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6764">
                <text:p>-3.67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85292">
                <text:p>-6.85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.02988">
                <text:p>-10.02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.2052">
                <text:p>-13.2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38252">
                <text:p>-16.38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.55954">
                <text:p>-19.55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2.73678">
                <text:p>-22.73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5.91366">
                <text:p>-25.913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.0908">
                <text:p>-29.09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2.26794">
                <text:p>-32.26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.44482">
                <text:p>-35.44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8.62232">
                <text:p>-38.62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1.80602">
                <text:p>-41.80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4.9906">
                <text:p>-44.9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8.17422">
                <text:p>-48.174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.35766">
                <text:p>-51.35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4.54054">
                <text:p>-54.540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7.72412">
                <text:p>-57.724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0.90856">
                <text:p>-60.90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4.09932">
                <text:p>-64.0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7.2872">
                <text:p>-67.28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0.47294">
                <text:p>-70.47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3.6605">
                <text:p>-73.6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6.84822">
                <text:p>-76.84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0.0373">
                <text:p>-80.0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3.22474">
                <text:p>-83.22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6.4132">
                <text:p>-86.4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0.41414">
                <text:p>-40.41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3.59882">
                <text:p>-43.598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6.78398">
                <text:p>-46.78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9.969">
                <text:p>-49.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3.15062">
                <text:p>-53.15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6.33288">
                <text:p>-56.33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9.51396">
                <text:p>-59.51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2.69656">
                <text:p>-62.69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5.87956">
                <text:p>-65.87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9.06216">
                <text:p>-69.06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2.24668">
                <text:p>-72.246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5.43092">
                <text:p>-75.430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8.6152">
                <text:p>-78.6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998">
                <text:p>0.1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98504">
                <text:p>-2.98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82838">
                <text:p>75.82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64012">
                <text:p>72.640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.45122">
                <text:p>69.45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.26238">
                <text:p>66.26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5.07226">
                <text:p>145.072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1.8847">
                <text:p>141.8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.69722">
                <text:p>138.69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51068">
                <text:p>135.51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.32652">
                <text:p>132.32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9.14218">
                <text:p>129.142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.95824">
                <text:p>125.95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.77352">
                <text:p>122.77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9.58794">
                <text:p>119.587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.40578">
                <text:p>116.405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3.22384">
                <text:p>113.223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.04072">
                <text:p>110.040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.8616">
                <text:p>106.8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.68182">
                <text:p>103.681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.50264">
                <text:p>100.502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.32382">
                <text:p>97.323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.14382">
                <text:p>176.143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.96214">
                <text:p>254.962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.78022">
                <text:p>251.780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8.5995">
                <text:p>248.5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5.41982">
                <text:p>245.419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.23992">
                <text:p>242.23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9.064">
                <text:p>239.0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5.88936">
                <text:p>235.88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2.71454">
                <text:p>232.71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9.54284">
                <text:p>229.54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6.36972">
                <text:p>226.369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3.1977">
                <text:p>223.1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.02464">
                <text:p>220.02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6.84972">
                <text:p>216.849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3.67512">
                <text:p>213.67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.50024">
                <text:p>210.500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7.32678">
                <text:p>207.32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6.15186">
                <text:p>286.151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2.97334">
                <text:p>282.97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1.79244">
                <text:p>361.792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614">
                <text:p>358.6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5.43444">
                <text:p>355.434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4.25366">
                <text:p>434.25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1.07468">
                <text:p>431.07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7.89662">
                <text:p>427.896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4.71604">
                <text:p>424.71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1.53424">
                <text:p>421.53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0.35162">
                <text:p>500.35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7.1674">
                <text:p>497.16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3.98452">
                <text:p>493.98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0.80264">
                <text:p>490.802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7.62308">
                <text:p>487.623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4.44266">
                <text:p>484.44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1.26354">
                <text:p>481.263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8.08416">
                <text:p>478.08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4.9048">
                <text:p>474.90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1.72672">
                <text:p>471.726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8.54744">
                <text:p>468.547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5.36384">
                <text:p>465.363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2.1789">
                <text:p>462.1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option_roi_result.C1:option_roi_result.C137" chart:data-source-has-labels="row" svg:x="0.32cm" svg:y="0.18cm" svg:width="13.414cm" svg:height="8.64cm">
          <chartooo:coordinate-region svg:x="1.232cm" svg:y="0.379cm" svg:width="12.50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137" chart:label-cell-address="option_roi_result.C1:option_roi_result.C1" chart:class="chart:bar"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7074">
                <text:p>-3.17074</text:p>
                <draw:g>
                  <svg:desc>option_roi_result.C2:option_roi_result.C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4126">
                <text:p>-6.34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1234">
                <text:p>-9.51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68284">
                <text:p>-12.68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85476">
                <text:p>-15.85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02612">
                <text:p>-19.02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19756">
                <text:p>-22.19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36772">
                <text:p>-25.36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46784">
                <text:p>53.46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30224">
                <text:p>50.30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13574">
                <text:p>47.13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6828">
                <text:p>43.96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80124">
                <text:p>40.80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63234">
                <text:p>37.63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46238">
                <text:p>34.46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29174">
                <text:p>31.29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29108">
                <text:p>63.29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1193">
                <text:p>60.1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9472">
                <text:p>56.9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77596">
                <text:p>53.77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.6032">
                <text:p>50.6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42936">
                <text:p>47.42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25528">
                <text:p>44.25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08118">
                <text:p>41.08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90632">
                <text:p>37.90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.90492">
                <text:p>106.90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.73316">
                <text:p>103.73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.56212">
                <text:p>100.56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.39038">
                <text:p>97.39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.21626">
                <text:p>94.21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.0389">
                <text:p>91.03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86164">
                <text:p>87.86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68238">
                <text:p>84.68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.50384">
                <text:p>81.50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32524">
                <text:p>78.32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.14872">
                <text:p>75.14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.97176">
                <text:p>71.97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.79644">
                <text:p>68.796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61912">
                <text:p>65.61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.4421">
                <text:p>62.4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26486">
                <text:p>59.26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08798">
                <text:p>56.08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.91084">
                <text:p>52.91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.7337">
                <text:p>49.7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.55682">
                <text:p>46.55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37932">
                <text:p>43.379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.19562">
                <text:p>40.195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1104">
                <text:p>37.01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.82742">
                <text:p>33.827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64398">
                <text:p>30.64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4611">
                <text:p>27.4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27752">
                <text:p>24.27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.09308">
                <text:p>21.09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90232">
                <text:p>17.90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71444">
                <text:p>14.71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5287">
                <text:p>11.5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34114">
                <text:p>8.34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15342">
                <text:p>5.153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434">
                <text:p>1.964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2231">
                <text:p>-1.2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41156">
                <text:p>-4.411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.5875">
                <text:p>41.5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40282">
                <text:p>38.40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.21766">
                <text:p>35.217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4.03428">
                <text:p>114.034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0.85266">
                <text:p>110.85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.6704">
                <text:p>107.6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48932">
                <text:p>104.489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.30672">
                <text:p>101.306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.12372">
                <text:p>98.12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.94112">
                <text:p>94.94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.7566">
                <text:p>91.7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57236">
                <text:p>88.572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7.38972">
                <text:p>167.389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6.2049">
                <text:p>246.20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3.01988">
                <text:p>243.019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1.8333">
                <text:p>321.8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8.64504">
                <text:p>318.645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5.45614">
                <text:p>315.456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2.2673">
                <text:p>312.26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1.07718">
                <text:p>391.077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7.88962">
                <text:p>387.88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4.70214">
                <text:p>384.702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3.51724">
                <text:p>463.51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0.33308">
                <text:p>460.33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7.14874">
                <text:p>457.148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3.9648">
                <text:p>453.96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.78008">
                <text:p>450.78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7.5945">
                <text:p>447.59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4.41234">
                <text:p>444.41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1.2304">
                <text:p>441.2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8.04728">
                <text:p>438.04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4.86816">
                <text:p>434.868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1.68838">
                <text:p>431.688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8.5092">
                <text:p>428.50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5.33038">
                <text:p>425.33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2.15202">
                <text:p>422.15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8.97198">
                <text:p>418.97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5.79006">
                <text:p>415.79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2.60934">
                <text:p>412.60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9.42966">
                <text:p>409.42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6.24976">
                <text:p>406.249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3.07384">
                <text:p>403.07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.8992">
                <text:p>399.8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6.72438">
                <text:p>396.724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3.55268">
                <text:p>393.552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0.37956">
                <text:p>390.379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7.20754">
                <text:p>387.207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4.03448">
                <text:p>384.034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.85956">
                <text:p>380.859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7.68496">
                <text:p>377.684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6.51172">
                <text:p>456.511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.33826">
                <text:p>453.33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.16498">
                <text:p>450.164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6.98646">
                <text:p>446.986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3.8072">
                <text:p>443.80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0.62876">
                <text:p>440.628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7.4492">
                <text:p>437.44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4.27006">
                <text:p>434.27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1.09108">
                <text:p>431.091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7.91302">
                <text:p>427.913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4.73244">
                <text:p>424.73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1.55064">
                <text:p>421.55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8.36966">
                <text:p>418.369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5.18544">
                <text:p>415.18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2.00256">
                <text:p>412.002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0.82232">
                <text:p>490.822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7.64276">
                <text:p>487.642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4.46234">
                <text:p>484.462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1.28322">
                <text:p>481.283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8.10384">
                <text:p>478.103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4.92448">
                <text:p>474.924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1.7464">
                <text:p>471.7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8.56712">
                <text:p>468.56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5.38352">
                <text:p>465.38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2.19858">
                <text:p>462.19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